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2f8147" style:font-weight-asian="bold" style:font-weight-complex="bold"/>
    </style:style>
    <style:style style:name="P17" style:family="paragraph" style:parent-style-name="Standard">
      <style:text-properties officeooo:paragraph-rsid="00564165"/>
    </style:style>
    <style:style style:name="P18" style:family="paragraph" style:parent-style-name="Standard">
      <style:text-properties fo:font-size="8pt" officeooo:rsid="001b80c7" officeooo:paragraph-rsid="00564165" style:font-size-asian="8pt" style:font-size-complex="8pt"/>
    </style:style>
    <style:style style:name="P19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c0a3d"/>
    </style:style>
    <style:style style:name="T6" style:family="text">
      <style:text-properties officeooo:rsid="005793f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5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20" svg:width="4.5cm" svg:height="1.2cm" draw:control="control7"/></text:p><text:p text:style-name="P17"><draw:control text:anchor-type="as-char" svg:y="-0.009cm" draw:z-index="26" draw:style-name="gr3" draw:text-style-name="P25" svg:width="4.5cm" svg:height="0.451cm" draw:control="control24"/></text:p><text:p text:style-name="Standard"><draw:control text:anchor-type="as-char" svg:y="-0.009cm" draw:z-index="9" draw:style-name="gr3" draw:text-style-name="P25" svg:width="4.5cm" svg:height="0.451cm" draw:control="control8"/></text:p><text:p text:style-name="Standard"><draw:control text:anchor-type="as-char" svg:y="-0.009cm" draw:z-index="10" draw:style-name="gr3" draw:text-style-name="P25" svg:width="4.5cm" svg:height="0.451cm" draw:control="control9"/></text:p><text:p text:style-name="Standard"/><text:p text:style-name="Standard"/><text:p text:style-name="P2"><text:s/>Mein Zeichen</text:p><text:p text:style-name="P15"><draw:control text:anchor-type="as-char" svg:y="-0.009cm" draw:z-index="11" draw:style-name="gr3" draw:text-style-name="P25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5" svg:width="4.5cm" svg:height="0.451cm" draw:control="control11"/></text:p><text:p text:style-name="P15"/><text:p text:style-name="P15"/><text:p text:style-name="P15"><draw:control text:anchor-type="as-char" svg:y="-0.009cm" draw:z-index="13" draw:style-name="gr3" draw:text-style-name="P20" svg:width="4.5cm" svg:height="0.451cm" draw:control="control12"/></text:p><text:p text:style-name="Kleine_20_Texte"><text:s/>Telefon<text:tab/><draw:control text:anchor-type="as-char" draw:z-index="14" draw:style-name="gr1" draw:text-style-name="P26" svg:width="3.241cm" svg:height="0.451cm" draw:control="control13"/></text:p><text:p text:style-name="Kleine_20_Texte"><text:s/>Telefax<text:tab/><draw:control text:anchor-type="as-char" draw:z-index="15" draw:style-name="gr1" draw:text-style-name="P26" svg:width="3.241cm" svg:height="0.451cm" draw:control="control14"/></text:p><text:p text:style-name="Standard"><draw:control text:anchor-type="as-char" svg:y="0.071cm" draw:z-index="16" draw:style-name="gr3" draw:text-style-name="P25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6" svg:width="3.241cm" svg:height="0.451cm" draw:control="control16"/></text:p><text:p text:style-name="Kleine_20_Texte"><text:s/>Telefax<text:tab/><draw:control text:anchor-type="as-char" draw:z-index="18" draw:style-name="gr1" draw:text-style-name="P26" svg:width="3.241cm" svg:height="0.451cm" draw:control="control17"/><text:tab/></text:p><text:p text:style-name="Standard"><draw:control text:anchor-type="as-char" svg:y="-0.009cm" draw:z-index="19" draw:style-name="gr3" draw:text-style-name="P25" svg:width="4.5cm" svg:height="0.451cm" draw:control="control18"/></text:p><text:p text:style-name="Standard"><draw:control text:anchor-type="as-char" svg:y="0.071cm" draw:z-index="20" draw:style-name="gr3" draw:text-style-name="P25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/>
      <text:p text:style-name="P16">Fachprüfung „Chemie“ ge<text:span text:style-name="T6">m</text:span>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1" draw:style-name="gr3" draw:text-style-name="P23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2" draw:style-name="gr3" draw:text-style-name="P23" svg:width="7.531cm" svg:height="0.701cm" draw:control="control21"/></text:span></text:p>
      <text:p text:style-name="P8"><text:span text:style-name="T4">Sie haben gemäß ADN 8.2.2.7.2.5 die erforderliche Mindestpunktzahl von <text:s text:c="2"/>20 Punkten in der Fallfrage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3" draw:style-name="gr3" draw:text-style-name="P23" svg:width="8.914cm" svg:height="0.701cm" draw:control="control22"/></text:span></text:p>
      <text:p text:style-name="P10"><text:span text:style-name="T5">Von den Multiple Choice Fragen können Sie befreit werden, wenn Sie innerhalb von 2 Jahren an einer Wiederholungsprüfung teilnehmen. Für die Teilnahme an einer Wiederholungsprüfung bitte ich um frühzeitige Anmeldung und um Mitteilung, ob Sie von den Multiple Choice Fragen befreit werden möchten.</text:span></text:p>
      <text:p text:style-name="P11">Rechtsbehelfsbelehrung</text:p>
      <text:p text:style-name="P13"><draw:control text:anchor-type="char" draw:z-index="24" draw:style-name="gr4" draw:text-style-name="P27" svg:width="12.576cm" svg:height="3.001cm" svg:x="-0.088cm" svg:y="0cm" draw:control="control23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9">Mit freundlichen Grüßen</text:p>
      <text:p text:style-name="P14">Im Auftrag</text:p>
      <text:p text:style-name="P14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18:15.161843594</dc:date>
    <dc:creator>Stefan Meyer</dc:creator>
    <meta:editing-duration>PT19H20M20S</meta:editing-duration>
    <meta:editing-cycles>99</meta:editing-cycles>
    <meta:document-statistic meta:table-count="0" meta:image-count="1" meta:object-count="0" meta:page-count="1" meta:paragraph-count="34" meta:word-count="141" meta:character-count="1007" meta:non-whitespace-character-count="873"/>
  </office:meta>
</office:document-meta>
</file>